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8cm" svg:height="9.004cm" svg:x="0.385cm" svg:y="3.639cm">
            <draw:object draw:notify-on-update-of-ranges="Sheet1.A3:Sheet1.A7 Sheet1.B3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41cm" svg:y="4.011cm">
            <draw:object draw:notify-on-update-of-ranges="Sheet1.D3:Sheet1.D7 Sheet1.E3:Sheet1.E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 table:number-columns-spanned="2" table:number-rows-spanned="1">
            <text:p>Linear Search</text:p>
          </table:table-cell>
          <table:covered-table-cell/>
          <table:table-cell/>
          <table:table-cell office:value-type="string" calcext:value-type="string" table:number-columns-spanned="2" table:number-rows-spanned="1">
            <text:p>Binary Search</text:p>
          </table:table-cell>
          <table:covered-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2" calcext:value-type="float">
            <text:p>2E-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52" calcext:value-type="float">
            <text:p>5.2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5" calcext:value-type="float">
            <text:p>5E-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354" calcext:value-type="float">
            <text:p>0.0003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27" calcext:value-type="float">
            <text:p>2.7E-0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672" calcext:value-type="float">
            <text:p>0.0006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6" calcext:value-type="float">
            <text:p>6E-0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1276" calcext:value-type="float">
            <text:p>0.0012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24" calcext:value-type="float">
            <text:p>2.4E-0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1241" calcext:value-type="float">
            <text:p>0.001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1:40:37.287825202</meta:creation-date>
    <dc:date>2021-04-19T11:51:06.909664734</dc:date>
    <meta:editing-duration>PT10M33S</meta:editing-duration>
    <meta:editing-cycles>1</meta:editing-cycles>
    <meta:document-statistic meta:table-count="1" meta:cell-count="26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6.54cm" svg:y="0.316cm" chart:style-name="ch2">
          <text:p>Linear Search</text:p>
        </chart:title>
        <chart:plot-area chart:style-name="ch3" table:cell-range-address="Sheet1.A3:Sheet1.B7" svg:x="1.33cm" svg:y="1.275cm" svg:width="14.35cm" svg:height="6.569cm">
          <chartooo:coordinate-region svg:x="2.137cm" svg:y="1.474cm" svg:width="13.449cm" svg:height="5.723cm"/>
          <chart:axis chart:dimension="x" chart:name="primary-x" chart:style-name="ch4">
            <chart:title svg:x="8.355cm" svg:y="8.024cm" chart:style-name="ch5">
              <text:p>n</text:p>
            </chart:title>
          </chart:axis>
          <chart:axis chart:dimension="y" chart:name="primary-y" chart:style-name="ch4">
            <chart:title svg:x="0.451cm" svg:y="4.973cm" chart:style-name="ch6">
              <text:p>Time</text:p>
            </chart:title>
            <chart:grid chart:style-name="ch7" chart:class="major"/>
          </chart:axis>
          <chart:series chart:style-name="ch8" chart:values-cell-range-address="Sheet1.A3:Sheet1.A7" chart:class="chart:line">
            <chart:data-point chart:repeated="5"/>
          </chart:series>
          <chart:series chart:style-name="ch9" chart:values-cell-range-address="Sheet1.B3:Sheet1.B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:Sheet1.A7</svg:desc>
                </draw:g>
              </table:table-cell>
              <table:table-cell office:value-type="float" office:value="0.000002">
                <text:p>0.000002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024">
                <text:p>0.000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513cm" svg:y="0.316cm" chart:style-name="ch2">
          <text:p>Binary Search</text:p>
        </chart:title>
        <chart:plot-area chart:style-name="ch3" table:cell-range-address="Sheet1.D3:Sheet1.E7" svg:x="1.33cm" svg:y="1.275cm" svg:width="14.349cm" svg:height="6.569cm">
          <chartooo:coordinate-region svg:x="2.613cm" svg:y="1.474cm" svg:width="12.787cm" svg:height="5.723cm"/>
          <chart:axis chart:dimension="x" chart:name="primary-x" chart:style-name="ch4">
            <chart:title svg:x="8.354cm" svg:y="8.024cm" chart:style-name="ch5">
              <text:p>n</text:p>
            </chart:title>
          </chart:axis>
          <chart:axis chart:dimension="y" chart:name="primary-y" chart:style-name="ch4">
            <chart:title svg:x="0.451cm" svg:y="4.973cm" chart:style-name="ch6">
              <text:p>Time</text:p>
            </chart:title>
            <chart:grid chart:style-name="ch7" chart:class="major"/>
          </chart:axis>
          <chart:series chart:style-name="ch8" chart:values-cell-range-address="Sheet1.E3:Sheet1.E7" chart:class="chart:scatter">
            <chart:domain table:cell-range-address="Sheet1.D3:Sheet1.D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D3:Sheet1.D7</svg:desc>
                </draw:g>
              </table:table-cell>
              <table:table-cell office:value-type="float" office:value="0.000052">
                <text:p>0.000052</text:p>
                <draw:g>
                  <svg:desc>Sheet1.E3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354">
                <text:p>0.000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672">
                <text:p>0.000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1276">
                <text:p>0.001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1241">
                <text:p>0.0012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